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60.8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7.54mm"/>
    </style:style>
    <style:style style:name="co8" style:family="table-column">
      <style:table-column-properties fo:break-before="auto" style:column-width="45.88mm"/>
    </style:style>
    <style:style style:name="co9" style:family="table-column">
      <style:table-column-properties fo:break-before="auto" style:column-width="55.02mm"/>
    </style:style>
    <style:style style:name="co10" style:family="table-column">
      <style:table-column-properties fo:break-before="auto" style:column-width="78.23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0.89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0.89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1.78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3.6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7.15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14.3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28.6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0.89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0.89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1.78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3.6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7.15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14.3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28.6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0.89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0.89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1.78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3.6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7.15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14.3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28.6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0.89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0.89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1.78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3.6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7.15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14.3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28.6</text:p>
          </table:table-cell>
          <table:table-cell table:style-name="ce3" office:value-type="string" calcext:value-type="string">
            <text:p>Николаевская ферма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7" calcext:value-type="date">
            <text:p>27.07.18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Пробы отличные, но молоко скисшее</text:p>
          </table:table-cell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.00.0000</text:date>, <text:time style:data-style-name="N2" text:time-value="16:05:46.5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28S</meta:editing-duration>
    <meta:editing-cycles>3</meta:editing-cycles>
    <meta:generator>LibreOffice/5.2.7.2$Windows_x86 LibreOffice_project/2b7f1e640c46ceb28adf43ee075a6e8b8439ed10</meta:generator>
    <dc:date>2018-08-03T16:12:48.635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